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mazon Ember&quot;" svg:font-family="'&quot;Amazon Ember&quot;'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3.5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287.49pt"/>
    </style:style>
    <style:style style:name="co4" style:family="table-column">
      <style:table-column-properties fo:break-before="auto" style:column-width="571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f1111" style:text-outline="false" style:text-line-through-style="none" style:text-line-through-type="none" style:font-name="&quot;Amazon Ember&quot;" fo:font-size="11pt" fo:font-style="normal" fo:text-shadow="none" style:text-underline-style="none" fo:font-weight="normal" style:font-size-asian="11pt" style:font-style-asian="normal" style:font-weight-asian="normal" style:font-name-complex="&quot;Amazon Ember&quot;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777777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BO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INKS</text:p>
          </table:table-cell>
          <table:table-cell table:style-name="ce1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2"/>
          <table:table-cell table:style-name="ce6"/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2"/>
          <table:table-cell table:style-name="ce6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0W 12V G4 halogen heater bulb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9.19" calcext:value-type="float">
            <text:p>$9.19</text:p>
          </table:table-cell>
          <table:table-cell table:style-name="ce12" office:value-type="string" calcext:value-type="string">
            <text:p><text:a xlink:href="https://amzn.to/3ua1yw2" xlink:type="simple">https://amzn.to/3ua1yw2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2</text:p>
          </table:table-cell>
          <table:table-cell table:style-name="ce2"/>
          <table:table-cell table:style-name="ce6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20W 12V G4 halogen heater bulb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2.88" calcext:value-type="float">
            <text:p>$12.88</text:p>
          </table:table-cell>
          <table:table-cell table:style-name="ce12" office:value-type="string" calcext:value-type="string">
            <text:p><text:a xlink:href="https://amzn.to/3XyM3Lz" xlink:type="simple">https://amzn.to/3XyM3Lz</text:a>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V1 &amp; V2</text:p>
          </table:table-cell>
          <table:table-cell table:style-name="ce2"/>
          <table:table-cell table:style-name="ce7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G4 Lamp Socket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.19" calcext:value-type="float">
            <text:p>$7.19</text:p>
          </table:table-cell>
          <table:table-cell table:style-name="ce12" office:value-type="string" calcext:value-type="string">
            <text:p><text:a xlink:href="https://amzn.to/3XFBFkZ" xlink:type="simple">https://amzn.to/3XFBFkZ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0W G9 halogen heater bulb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.99" calcext:value-type="float">
            <text:p>$16.99</text:p>
          </table:table-cell>
          <table:table-cell table:style-name="ce12" office:value-type="string" calcext:value-type="string">
            <text:p><text:a xlink:href="https://amzn.to/3JxtanK" xlink:type="simple">https://amzn.to/3JxtanK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9 Lamp Socket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.5" calcext:value-type="float">
            <text:p>$10.50</text:p>
          </table:table-cell>
          <table:table-cell table:style-name="ce12" office:value-type="string" calcext:value-type="string">
            <text:p><text:a xlink:href="https://amzn.to/3XPkE7I" xlink:type="simple">https://amzn.to/3XPkE7I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ILA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ulman3D Carbon Fiber Alloy Nylon</text:p>
          </table:table-cell>
          <table:table-cell table:style-name="ce4" office:value-type="string" calcext:value-type="string">
            <text:p>1LB</text:p>
          </table:table-cell>
          <table:table-cell table:style-name="ce8" office:value-type="float" office:value="40" calcext:value-type="float">
            <text:p>$40</text:p>
          </table:table-cell>
          <table:table-cell table:style-name="ce12" office:value-type="string" calcext:value-type="string">
            <text:p><text:a xlink:href="https://taulman3d.com/carbonfiberalloynylonfilament.html" xlink:type="simple">taulman3D Carbon Fiber Alloy Nylon 3D Printing Filament</text:a></text:p>
          </table:table-cell>
          <table:table-cell table:style-name="ce2" office:value-type="string" calcext:value-type="string">
            <text:p>Feel free to use whatever works best for you (this stuff just prints even on a cold bed!) MUST BE KEPT DRY!!!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 whatever high temp materials work for you!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M Aluminum Tap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.67" calcext:value-type="float">
            <text:p>$5.67</text:p>
          </table:table-cell>
          <table:table-cell table:style-name="ce12" office:value-type="string" calcext:value-type="string">
            <text:p><text:a xlink:href="https://amzn.to/3JrEiT3" xlink:type="simple">https://amzn.to/3JrEiT3</text:a>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NO FILAMENT</text:p>
          </table:table-cell>
          <table:table-cell table:style-name="ce5" office:value-type="string" calcext:value-type="string">
            <text:p>SUB-TOTAL</text:p>
          </table:table-cell>
          <table:table-cell table:style-name="ce10" table:formula="of:=SUM([.C5];[.C9];[.C20])" office:value-type="float" office:value="22.05" calcext:value-type="float">
            <text:p>$22.05</text:p>
          </table:table-cell>
          <table:table-cell table:style-name="ce3" office:value-type="string" calcext:value-type="string">
            <text:p>V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SUB-TOTAL</text:p>
          </table:table-cell>
          <table:table-cell table:style-name="ce10" table:formula="of:=SUM([.C7];[.C9];[.C20])" office:value-type="float" office:value="25.74" calcext:value-type="float">
            <text:p>$25.74</text:p>
          </table:table-cell>
          <table:table-cell table:style-name="ce3" office:value-type="string" calcext:value-type="string">
            <text:p>V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SUB-TOTAL</text:p>
          </table:table-cell>
          <table:table-cell table:style-name="ce10" table:formula="of:=SUM([.C12];[.C13];[.C20])" office:value-type="float" office:value="33.16" calcext:value-type="float">
            <text:p>$33.16</text:p>
          </table:table-cell>
          <table:table-cell table:style-name="ce3" office:value-type="string" calcext:value-type="string">
            <text:p>V3</text:p>
          </table:table-cell>
          <table:table-cell table:number-columns-repeated="1020"/>
        </table:table-row>
        <table:table-row table:style-name="ro1">
          <table:table-cell/>
          <table:table-cell table:style-name="ce5"/>
          <table:table-cell table:style-name="ce11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0" table:formula="of:=SUM([.C5];[.C9];[.C16:.C20])" office:value-type="float" office:value="62.05" calcext:value-type="float">
            <text:p>$62.05</text:p>
          </table:table-cell>
          <table:table-cell table:style-name="ce3" office:value-type="string" calcext:value-type="string">
            <text:p>V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0" table:formula="of:=SUM([.C7];[.C9];[.C16:.C20])" office:value-type="float" office:value="65.74" calcext:value-type="float">
            <text:p>$65.74</text:p>
          </table:table-cell>
          <table:table-cell table:style-name="ce3" office:value-type="string" calcext:value-type="string">
            <text:p>V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0" table:formula="of:=SUM([.C12];[.C13];[.C16:.C20])" office:value-type="float" office:value="73.16" calcext:value-type="float">
            <text:p>$73.16</text:p>
          </table:table-cell>
          <table:table-cell table:style-name="ce3" office:value-type="string" calcext:value-type="string">
            <text:p>V3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mazon Ember&quot;" svg:font-family="'&quot;Amazon Ember&quot;'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" meta:object-count="0"/>
    <meta:generator>LibreOfficeDev/6.0.5.2$Linux_X86_64 LibreOffice_project/</meta:generator>
  </office:meta>
</office:document-meta>
</file>